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2272" officeooo:paragraph-rsid="00032272"/>
    </style:style>
    <style:style style:name="P2" style:family="paragraph" style:parent-style-name="Standard">
      <style:paragraph-properties fo:text-align="center" style:justify-single-word="false"/>
      <style:text-properties fo:color="#333333" loext:opacity="100%" officeooo:rsid="00032272" officeooo:paragraph-rsid="00032272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8pt" officeooo:rsid="00032272" officeooo:paragraph-rsid="00032272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4pt" officeooo:rsid="00032272" officeooo:paragraph-rsid="0003227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dddddd" loext:opacity="100%" fo:font-size="18pt" officeooo:rsid="00032272" officeooo:paragraph-rsid="00032272" fo:background-color="#000000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dddddd" loext:opacity="100%" fo:background-color="#000000" loext:char-shading-value="0"/>
    </style:style>
    <style:style style:name="T4" style:family="text">
      <style:text-properties officeooo:rsid="00051cd5"/>
    </style:style>
    <style:style style:name="T5" style:family="text">
      <style:text-properties fo:background-color="#b2b2b2" loext:char-shading-value="0"/>
    </style:style>
    <style:style style:name="T6" style:family="text">
      <style:text-properties fo:background-color="#b2b2b2" loext:char-shading-value="0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size-asian="14pt"/>
    </style:style>
    <style:style style:name="T9" style:family="text">
      <style:text-properties fo:font-size="16pt" fo:background-color="#b2b2b2" loext:char-shading-value="0" style:font-size-asian="16pt" style:font-size-complex="16pt"/>
    </style:style>
  </office:automatic-styles>
  <office:body>
    <office:text>
      <text:tracked-changes text:track-changes="false">
        <text:changed-region xml:id="ct94110203698480" text:id="ct94110203698480">
          <text:format-change>
            <office:change-info>
              <dc:creator>Unknown Author</dc:creator>
              <dc:date>2022-01-02T18:43:27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Kernel Augmentation</text:span> <text:span text:style-name="T1">|</text:span></text:p>
      <text:p text:style-name="P2"><text:span text:style-name="T1"/></text:p>
      <text:p text:style-name="P5">Phase I :</text:p>
      <text:p text:style-name="P5"/>
      <text:p text:style-name="P4"><text:span text:style-name="T9">Description:</text:span> <text:s/><text:span text:style-name="T8">In this phase we will try to install ROS2 and starting manipulating a hand in the simulation and tinker with the code.</text:span></text:p>
      <text:p text:style-name="P4"/>
      <text:p text:style-name="P4"><text:span text:style-name="T9">Goals:</text:span> A moving hand in gazebo <text:span text:style-name="T4">controlled</text:span> manually</text:p>
      <text:p text:style-name="P4">Software and technologies:<text:span text:style-name="T4">ROS2, Gazebo, RVIZ</text:span></text:p>
      <text:p text:style-name="P4"><text:span text:style-name="T9">Hardware:</text:span> <text:span text:style-name="T4">none</text:span></text:p>
      <text:p text:style-name="P4"/>
      <text:p text:style-name="P3"><text:change-start text:change-id="ct94110203698480"/><text:span text:style-name="T3">Phase II :</text:span><text:change-end text:change-id="ct94110203698480"/> </text:p>
      <text:p text:style-name="P4">Description:</text:p>
      <text:p text:style-name="P4">Goals:</text:p>
      <text:p text:style-name="P4">Software and technologies:</text:p>
      <text:p text:style-name="P4">Hardware: </text:p>
      <text:p text:style-name="P5">Phase III :</text:p>
      <text:p text:style-name="P4">Description:</text:p>
      <text:p text:style-name="P4">Goals:</text:p>
      <text:p text:style-name="P4">Software and technologies:</text:p>
      <text:p text:style-name="P4">Hardware: </text:p>
      <text:p text:style-name="P5">Phase IV :</text:p>
      <text:p text:style-name="P4">Description:</text:p>
      <text:p text:style-name="P4">Goals:</text:p>
      <text:p text:style-name="P4">Software and technologies:</text:p>
      <text:p text:style-name="P4">Hardware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officeooo:rsid="00032272" officeooo:paragraph-rsid="0003227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2T18:37:36.300529979</meta:creation-date>
    <meta:generator>LibreOffice/7.0.4.2$Linux_X86_64 LibreOffice_project/00$Build-2</meta:generator>
    <dc:date>2022-01-02T18:51:31.165541014</dc:date>
    <meta:editing-duration>PT2M57S</meta:editing-duration>
    <meta:editing-cycles>1</meta:editing-cycles>
    <meta:document-statistic meta:table-count="0" meta:image-count="0" meta:object-count="0" meta:page-count="1" meta:paragraph-count="21" meta:word-count="71" meta:character-count="464" meta:non-whitespace-character-count="409"/>
  </office:meta>
</office:document-meta>
</file>